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578" officeooo:paragraph-rsid="000af5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1:39.517851620</meta:creation-date>
    <meta:generator>LibreOffice/24.2.5.2$Linux_X86_64 LibreOffice_project/420$Build-2</meta:generator>
    <dc:date>2024-09-10T09:53:30.768049657</dc:date>
    <meta:editing-duration>PT1M5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